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co8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1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8" table:default-cell-style-name="ce5"/>
        <table:table-column table:style-name="co2" table:default-cell-style-name="ce25"/>
        <table:table-column table:style-name="co2" table:number-columns-repeated="3" table:default-cell-style-name="ce5"/>
        <table:table-column table:style-name="co2" table:number-columns-repeated="10" table:default-cell-style-name="ce25"/>
        <table:table-column table:style-name="co2" table:number-columns-repeated="996" table:default-cell-style-name="ce5"/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1-12-28" calcext:value-type="date">
            <text:p>2021-12-28</text:p>
          </table:table-cell>
          <table:table-cell table:style-name="ce21" office:value-type="string" calcext:value-type="string">
            <text:p>TEST</text:p>
          </table:table-cell>
          <table:table-cell table:style-name="ce2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29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7"/>
          <table:table-cell/>
          <table:table-cell table:style-name="ce21" table:number-columns-repeated="2"/>
          <table:table-cell table:style-name="ce24"/>
          <table:table-cell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1-12-30" calcext:value-type="date">
            <text:p>2021-12-30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29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29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2"/>
          <table:table-cell table:style-name="ce21" table:number-columns-repeated="2"/>
          <table:table-cell table:number-columns-repeated="14"/>
          <table:table-cell table:style-name="ce29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1-12-31" calcext:value-type="date">
            <text:p>2021-12-3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29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21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29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7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2-01-02" calcext:value-type="date">
            <text:p>2022-01-02</text:p>
          </table:table-cell>
          <table:table-cell table:style-name="ce21" office:value-type="string" calcext:value-type="string">
            <text:p>TEST</text:p>
          </table:table-cell>
          <table:table-cell table:style-name="ce17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29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29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2-01-03" calcext:value-type="date">
            <text:p>2022-01-03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29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1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29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1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0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2-01-05" calcext:value-type="date">
            <text:p>2022-01-05</text:p>
          </table:table-cell>
          <table:table-cell table:style-name="ce21" office:value-type="string" calcext:value-type="string">
            <text:p>TEST</text:p>
          </table:table-cell>
          <table:table-cell table:style-name="ce17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29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29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6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2-01-06" calcext:value-type="date">
            <text:p>2022-01-06</text:p>
          </table:table-cell>
          <table:table-cell table:style-name="ce21" office:value-type="string" calcext:value-type="string">
            <text:p>TEST</text:p>
          </table:table-cell>
          <table:table-cell table:style-name="ce17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29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29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21" office:value-type="string" calcext:value-type="string">
            <text:p>2022-01-07-0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29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29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21" office:value-type="string" calcext:value-type="string">
            <text:p>2022-01-07-16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29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29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2-01-08" calcext:value-type="date">
            <text:p>2022-01-08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29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29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2-01-09" calcext:value-type="date">
            <text:p>2022-01-09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29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29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2-01-11" calcext:value-type="date">
            <text:p>2022-01-1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29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table:style-name="ce27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29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2-01-12" calcext:value-type="date">
            <text:p>2022-01-12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30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30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2-01-13" calcext:value-type="date">
            <text:p>2022-01-13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30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21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30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21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7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21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21" office:value-type="date" office:date-value="2022-01-14" calcext:value-type="date">
            <text:p>2022-01-14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 table:number-columns-repeated="5"/>
          <table:table-cell table:style-name="ce21"/>
          <table:table-cell table:number-columns-repeated="3"/>
          <table:table-cell table:style-name="ce17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1-15" calcext:value-type="date">
            <text:p>2022-01-15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1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21" office:value-type="string" calcext:value-type="string">
            <text:p>2022-01-15-15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29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29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1-16" calcext:value-type="date">
            <text:p>2022-01-16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20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1-17" calcext:value-type="date">
            <text:p>2022-01-17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29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29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21" office:value-type="string" calcext:value-type="string">
            <text:p>2022-01-19-0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29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29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20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21" office:value-type="string" calcext:value-type="string">
            <text:p>2022-01-19-13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29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29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0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1-20" calcext:value-type="date">
            <text:p>2022-01-20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1-22" calcext:value-type="date">
            <text:p>2022-01-22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29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29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29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29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1-23" calcext:value-type="date">
            <text:p>2022-01-23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29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29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29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29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1-25" calcext:value-type="date">
            <text:p>2022-01-25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29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29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29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29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1-26" calcext:value-type="date">
            <text:p>2022-01-26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29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29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29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29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1-28" calcext:value-type="date">
            <text:p>2022-01-28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21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1-29" calcext:value-type="date">
            <text:p>2022-01-29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21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0-01-30" calcext:value-type="date">
            <text:p>2020-01-30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21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2-01" calcext:value-type="date">
            <text:p>2022-02-0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21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2-02" calcext:value-type="date">
            <text:p>2022-02-02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2-03" calcext:value-type="date">
            <text:p>2022-02-03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2-05" calcext:value-type="date">
            <text:p>2022-02-05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2-06" calcext:value-type="date">
            <text:p>2022-02-06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2-07" calcext:value-type="date">
            <text:p>2022-02-07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2-09" calcext:value-type="date">
            <text:p>2022-02-09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2-10" calcext:value-type="date">
            <text:p>2022-02-10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2-11" calcext:value-type="date">
            <text:p>2022-02-1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20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21" office:value-type="date" office:date-value="2022-02-14" calcext:value-type="date">
            <text:p>2022-02-14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29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29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29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29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21" office:value-type="date" office:date-value="2022-02-16" calcext:value-type="date">
            <text:p>2022-02-16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29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29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20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21" office:value-type="date" office:date-value="2022-02-18" calcext:value-type="date">
            <text:p>2022-02-18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29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29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29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29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21" office:value-type="date" office:date-value="2022-02-21" calcext:value-type="date">
            <text:p>2022-02-2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29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29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21" office:value-type="date" office:date-value="2022-02-23" calcext:value-type="date">
            <text:p>2022-02-23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29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29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21" office:value-type="date" office:date-value="2022-02-26" calcext:value-type="date">
            <text:p>2022-02-26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29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29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 office:value-type="date" office:date-value="2022-02-27" calcext:value-type="date">
            <text:p>2022-02-27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29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29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29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29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20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01-0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29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29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01-23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29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29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21" office:value-type="date" office:date-value="2022-03-02" calcext:value-type="date">
            <text:p>2022-03-02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29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29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04-0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29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Default"/>
          <table:table-cell table:style-name="ce21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29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04-23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30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30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05-20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30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30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08-0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30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30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08-18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30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4.81% &amp; 6.63% &amp; 5.12</text:p>
          </table:table-cell>
          <table:table-cell table:style-name="ce14" table:number-columns-repeated="2"/>
          <table:table-cell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30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09-12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30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30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10-05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30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style-name="ce5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30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30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30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 office:value-type="date" office:date-value="2022-03-11" calcext:value-type="date">
            <text:p>2022-03-1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style-name="ce21" office:value-type="date" office:date-value="2022-03-11" calcext:value-type="date">
            <text:p>2022-03-11</text:p>
          </table:table-cell>
          <table:table-cell table:style-name="ce21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30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30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30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30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 office:value-type="date" office:date-value="2022-03-12" calcext:value-type="date">
            <text:p>2022-03-12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30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30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30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30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/>
          <table:table-cell table:style-name="ce21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/>
          <table:table-cell table:style-name="ce21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/>
          <table:table-cell table:style-name="ce21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6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21" office:value-type="date" office:date-value="2022-03-13" calcext:value-type="date">
            <text:p>2022-03-13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6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21" office:value-type="date" office:date-value="2022-03-14" calcext:value-type="date">
            <text:p>2022-03-14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6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21" office:value-type="date" office:date-value="2022-03-16" calcext:value-type="date">
            <text:p>2022-03-16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21" office:value-type="date" office:date-value="2022-03-18" calcext:value-type="date">
            <text:p>2022-03-18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21" office:value-type="date" office:date-value="2022-03-20" calcext:value-type="date">
            <text:p>2022-03-20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27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27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21" office:value-type="date" office:date-value="2022-03-21" calcext:value-type="date">
            <text:p>2022-03-2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27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27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21"/>
          <table:table-cell table:style-name="ce21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21"/>
          <table:table-cell table:style-name="ce21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7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21"/>
          <table:table-cell table:style-name="ce21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7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/>
          <table:table-cell table:style-name="ce21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7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27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21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7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27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/>
          <table:table-cell table:style-name="ce21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7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27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27" office:value-type="float" office:value="1.155197" calcext:value-type="float">
            <text:p>1.155197</text:p>
          </table:table-cell>
          <table:table-cell table:style-name="ce27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0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1-20" calcext:value-type="date">
            <text:p>2022-01-20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3-27" calcext:value-type="date">
            <text:p>2022-03-27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27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27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21" office:value-type="string" calcext:value-type="string">
            <text:p>2022-03-28-0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27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27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27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27"/>
          <table:table-cell table:style-name="Default" table:number-columns-repeated="2"/>
          <table:table-cell table:number-columns-repeated="10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21" office:value-type="string" calcext:value-type="string">
            <text:p>2022-03-28-12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27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21" office:value-type="string" calcext:value-type="string">
            <text:p>2022-03-30-16-47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27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27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21" office:value-type="string" calcext:value-type="string">
            <text:p>2022-03-31-04-15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27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27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21" office:value-type="string" calcext:value-type="string">
            <text:p>2022-03-31-15-56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27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27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30-16-46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4.80% &amp; 6.66% &amp; 5.11</text:p>
          </table:table-cell>
          <table:table-cell table:style-name="ce14" table:number-columns-repeated="2"/>
          <table:table-cell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27" office:value-type="float" office:value="1.155197" calcext:value-type="float">
            <text:p>1.155197</text:p>
          </table:table-cell>
          <table:table-cell table:style-name="ce27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31-09-24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27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27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4-01-02-4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5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27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27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30-16-53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27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27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27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27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27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31-11-01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27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27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27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27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27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4-01-05-32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27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27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27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27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27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/>
          <table:table-cell table:style-name="ce21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7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/>
          <table:table-cell table:style-name="ce21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7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21"/>
          <table:table-cell table:style-name="ce21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7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5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12"/>
          <table:table-cell table:style-name="ce27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3-23" calcext:value-type="date">
            <text:p>2022-03-23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27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27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27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27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3-24" calcext:value-type="date">
            <text:p>2022-03-24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 office:value-type="date" office:date-value="2022-03-26" calcext:value-type="date">
            <text:p>2022-03-26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21"/>
          <table:table-cell table:style-name="ce21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21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5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style-name="ce16"/>
          <table:table-cell/>
          <table:table-cell table:style-name="ce21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3-31-15-26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27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4"/>
          <table:table-cell table:style-name="ce27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27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21" office:value-type="string" calcext:value-type="string">
            <text:p>2022-04-02-14-04-07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5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9"/>
          <table:table-cell table:style-name="ce5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8"/>
          <table:table-cell table:style-name="ce5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6" office:value-type="string" calcext:value-type="string">
            <text:p>C+T+K</text:p>
          </table:table-cell>
          <table:table-cell table:style-name="ce16" office:value-type="string" calcext:value-type="string">
            <text:p>4 * 3090</text:p>
          </table:table-cell>
          <table:table-cell table:style-name="ce22"/>
          <table:table-cell table:style-name="ce22" office:value-type="string" calcext:value-type="string">
            <text:p>TEST</text:p>
          </table:table-cell>
          <table:table-cell table:style-name="ce16"/>
          <table:table-cell table:style-name="ce16" office:value-type="float" office:value="1234" calcext:value-type="float">
            <text:p>1234</text:p>
          </table:table-cell>
          <table:table-cell table:style-name="ce22" table:number-columns-repeated="2"/>
          <table:table-cell table:style-name="ce16" office:value-type="string" calcext:value-type="string">
            <text:p>kitti</text:p>
          </table:table-cell>
          <table:table-cell table:style-name="ce16" office:value-type="string" calcext:value-type="string">
            <text:p>exp4</text:p>
          </table:table-cell>
          <table:table-cell table:style-name="ce16" office:value-type="string" calcext:value-type="string">
            <text:p>EPE,F1</text:p>
          </table:table-cell>
          <table:table-cell table:style-name="ce16" office:value-type="float" office:value="4" calcext:value-type="float">
            <text:p>4</text:p>
          </table:table-cell>
          <table:table-cell table:style-name="ce27"/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100000" calcext:value-type="float">
            <text:p>100000</text:p>
          </table:table-cell>
          <table:table-cell table:style-name="ce5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13"/>
          <table:table-cell table:style-name="ce16" table:number-columns-repeated="4"/>
          <table:table-cell table:style-name="ce22"/>
          <table:table-cell table:style-name="ce16" table:number-columns-repeated="8"/>
          <table:table-cell table:style-name="ce27"/>
          <table:table-cell table:style-name="ce16" table:number-columns-repeated="2"/>
          <table:table-cell table:style-name="ce16" office:value-type="string" calcext:value-type="string">
            <text:p>lr=0.000125</text:p>
          </table:table-cell>
          <table:table-cell table:style-name="ce5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8"/>
          <table:table-cell table:style-name="ce5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 table:number-columns-spanned="21" table:number-rows-spanned="1">
            <text:p>Channel Attention</text:p>
          </table:table-cell>
          <table:covered-table-cell table:number-columns-repeated="2"/>
          <table:covered-table-cell table:number-columns-repeated="2" table:style-name="ce21"/>
          <table:covered-table-cell table:number-columns-repeated="2"/>
          <table:covered-table-cell table:number-columns-repeated="2" table:style-name="ce21"/>
          <table:covered-table-cell table:number-columns-repeated="8"/>
          <table:covered-table-cell table:number-columns-repeated="4" table:style-name="ce5"/>
          <table:table-cell table:style-name="ce5" table:number-columns-repeated="6"/>
          <table:table-cell table:style-name="Default"/>
          <table:table-cell table:number-columns-repeated="995"/>
        </table:table-row>
        <table:table-row table:style-name="ro1" table:number-rows-repeated="13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8"/>
          <table:table-cell table:style-name="ce5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style-name="Default" table:number-columns-repeated="18"/>
          <table:table-cell table:style-name="ce5" table:number-columns-repeated="10"/>
          <table:table-cell table:style-name="Default"/>
          <table:table-cell table:style-name="ce16" table:number-columns-repeated="995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7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27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7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8"/>
          <table:table-cell table:style-name="ce27" table:number-columns-repeated="10"/>
          <table:table-cell table:style-name="ce16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0"/>
          <table:table-cell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21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2"/>
          <table:table-cell/>
          <table:table-cell table:style-name="Default" table:number-columns-repeated="2"/>
          <table:table-cell table:style-name="ce21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2"/>
          <table:table-cell/>
          <table:table-cell table:style-name="Default" table:number-columns-repeated="2"/>
          <table:table-cell table:style-name="ce21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21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1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21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1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21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21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2"/>
          <table:table-cell table:number-columns-repeated="3"/>
          <table:table-cell table:style-name="ce21" table:number-columns-repeated="2"/>
          <table:table-cell table:style-name="ce5"/>
          <table:table-cell/>
          <table:table-cell table:style-name="ce21" table:number-columns-repeated="2"/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21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0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3:35:08.442741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4-18T23:37:14.212230721</dc:date>
    <meta:editing-duration>P90DT1H19M44S</meta:editing-duration>
    <meta:editing-cycles>1055</meta:editing-cycles>
    <meta:generator>LibreOffice/6.4.7.2$Linux_X86_64 LibreOffice_project/40$Build-2</meta:generator>
    <meta:document-statistic meta:table-count="1" meta:cell-count="3394" meta:object-count="0"/>
  </office:meta>
</office:document-meta>
</file>